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Class name:</text:span> AlliesGraph</text:p>
      <text:p text:style-name="Standard"><text:span text:style-name="T1">Purpose/Description:</text:span><text:span text:style-name="T2"> Primary class for the project. An extension of the graph class below. Used to deal with the “basic” functions of a graph: tracking nodes (adding, returning, counting, etc), counting edges (though edges are 'held' by the vertices), etc. Tailored to this data by using State as vertex, Dispute as the generator of edge relationships, bookkeeping in the form of pairing integer ids to string state names. Also holds the subgraph egonets for each state, removed ego egonets, scc's, etc.</text:span></text:p>
      <text:p text:style-name="Standard"/>
      <text:p text:style-name="Standard"><text:span text:style-name="T1">Class name: </text:span><text:span text:style-name="T2">Graph</text:span></text:p>
      <text:p text:style-name="P1">Purpose/Description:<text:span text:style-name="T2"> An expanded version of the Graph class created in the warm-up project. Does the “meaty” calculations on graphs: egonets, scc's (dfs), and minimum cut. Holds vertices and edges in a 'parallel' data structure, for doing these various calculations.</text:span></text:p>
      <text:p text:style-name="Standard"><text:span text:style-name="T1"/></text:p>
      <text:p text:style-name="Standard"><text:span text:style-name="T1">Class name:</text:span> State</text:p>
      <text:p text:style-name="Standard"><text:span text:style-name="T1">Purpose/Description:</text:span><text:span text:style-name="T2"> Essentially an extension of GraphVertex from earlier assignment. Structure holds the specifics of each political entity: name, integer id, abbreviation code. Stores edges (ally relationships) in a HashMap, and various other values in primitives (egonet size, scc sizes, minimum cut size, and the all important “measureOfConnectedness”).</text:span></text:p>
      <text:p text:style-name="Standard"/>
      <text:p text:style-name="Standard"><text:span text:style-name="T1">Class name:</text:span> Dispute</text:p>
      <text:p text:style-name="Standard"><text:span text:style-name="T1">Purpose/Description:</text:span><text:span text:style-name="T2"> A utility data structure created to help in parsing the data. Each dispute is numbered, but listed in the data by state. So each dispute has at least two lines of data, and many of them had many more, as each ally on each side of the dispute has it's own line in the data. This class allowed me to generate lists of allies, one at a time, and therefore have complete lists of allies in the end, without knowing in advance how many states were involved. Has two ArrayLists of States, one for each side of the dispute.</text:span></text:p>
      <text:p text:style-name="Standard"/>
      <text:p text:style-name="Standard"><text:span text:style-name="T1">Class name:</text:span> Parser</text:p>
      <text:p text:style-name="Standard"><text:span text:style-name="T1">Purpose/Description: </text:span><text:span text:style-name="T2">Utility class, to take data from the Correlates of War Project, in CSV form, and extract the details needed. Deals with two different files: first a list of all states in the data, which is used to create the vertices of the graph. Second, the disputes themselves, which is used to created the edges. (Also includes a testing method, to parse small, simple graphs for use in testing the more complicated graph methods.)</text:span></text:p>
      <text:p text:style-name="Standard"/>
      <text:p text:style-name="Standard"><text:span text:style-name="T1">Class name:</text:span> MinCutGraph</text:p>
      <text:p text:style-name="P1">Purpose/Description: <text:span text:style-name="T2">Another utility class. It was simpler to create this class separately, and tie it into the larger structure, than to build the function into the Graph class, for example. Creates a parallel data structure graph for use with the minimum cut algorithm. Contains two private, inner classes: Node and Edge.</text:span></text:p>
      <text:p text:style-name="P1"/>
      <text:p text:style-name="P1">Class name: <text:span text:style-name="T2">GraphTest</text:span></text:p>
      <text:p text:style-name="P1">Purpose/Description: <text:span text:style-name="T2"><text:s/>I created this class as I was testing my Graph algorithms, and particularly the minCut algorithms. I was looking for an excuse to create some “proper” testing methods, for the sake of learning, and this is what I ended up with.</text:span></text:p>
      <text:p text:style-name="P1"><text:span text:style-name="T2"/></text:p>
      <text:p text:style-name="P1">Overall Design Justification:</text:p>
      <text:p text:style-name="P2">The Graph class is sort of the head-honcho in this structure. It maintains a simple graph stucture, and contains all the 'fun' algorithms for working with that data. AlliesGraph extends Graph, and add the details of this particular data, maintaining and representing that data as needed. Also, the main() method in AlliesGraph runs the whole show, as it were. Those two classes rely on State, the node of the <text:soft-page-break/>AlliesGraph, and Dispute, the data processing edge creator class. Parser helps to dissect all the information in the original data files. MinCutGraph is another graph class, tied in to do the minimum cut calculations. It was easier to create this algorithm completely separately, and then later tie it into the larger structure. It may very well be better in the long run if this were to become subsumed into Graph.</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Overman</meta:initial-creator>
    <meta:creation-date>2016-09-26T09:52:32.89</meta:creation-date>
    <dc:date>2016-10-03T13:58:06.10</dc:date>
    <dc:creator>Michael Overman</dc:creator>
    <meta:editing-duration>PT58M36S</meta:editing-duration>
    <meta:editing-cycles>4</meta:editing-cycles>
    <meta:generator>OpenOffice/4.1.2$Win32 OpenOffice.org_project/412m3$Build-9782</meta:generator>
    <meta:document-statistic meta:table-count="0" meta:image-count="0" meta:object-count="0" meta:page-count="2" meta:paragraph-count="16" meta:word-count="596" meta:character-count="3666"/>
  </office:meta>
</office:document-meta>
</file>